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fo:break-before="page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C2" style:family="table-cell">
      <style:table-cell-properties fo:padding="0.097cm" fo:border-left="0.05pt solid #000000" fo:border-right="0.05pt solid #000000" fo:border-top="none" fo:border-bottom="none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50f" officeooo:paragraph-rsid="0006c50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style:font-size-asian="14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910a2" officeooo:paragraph-rsid="000910a2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1e68ea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dd7ee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12e50" officeooo:paragraph-rsid="00112e50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747c3"/>
    </style:style>
    <style:style style:name="P2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6c50f"/>
    </style:style>
    <style:style style:name="P2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faf6f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085f3"/>
    </style:style>
    <style:style style:name="P2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2c95d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24e137" officeooo:paragraph-rsid="0024e137"/>
    </style:style>
    <style:style style:name="P2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04c55" officeooo:paragraph-rsid="00104c55" style:font-size-asian="14pt" style:font-weight-asian="normal" style:font-size-complex="16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6c50f" officeooo:paragraph-rsid="001bc3a5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paragraph-rsid="00199e3f" style:font-size-asian="16pt" style:font-size-complex="16pt"/>
    </style:style>
    <style:style style:name="P5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officeooo:rsid="0016431a" officeooo:paragraph-rsid="0016431a"/>
    </style:style>
    <style:style style:name="P6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rsid="001ec4c1" officeooo:paragraph-rsid="001ec4c1"/>
    </style:style>
    <style:style style:name="P61" style:family="paragraph" style:parent-style-name="Standard">
      <loext:graphic-properties draw:fill="none"/>
      <style:paragraph-properties fo:margin-left="0cm" fo:margin-right="0cm" fo:text-indent="2.499cm" style:auto-text-indent="false" fo:break-before="pag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indent="5.6cm" style:auto-text-indent="false" style:page-number="auto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3cm" style:auto-text-indent="false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83" style:family="paragraph" style:parent-style-name="Table_20_Contents">
      <style:paragraph-properties fo:text-align="center" style:justify-single-word="false"/>
      <style:text-properties fo:font-size="18pt" officeooo:rsid="001747c3" officeooo:paragraph-rsid="001747c3" style:font-size-asian="18pt" style:font-size-complex="18pt"/>
    </style:style>
    <style:style style:name="P84" style:family="paragraph" style:parent-style-name="Standard" style:list-style-name="L1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08785c"/>
    </style:style>
    <style:style style:name="P85" style:family="paragraph" style:parent-style-name="Standard" style:list-style-name="L2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92268" style:font-size-asian="14pt" style:font-weight-asian="normal" style:font-size-complex="16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93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785c" officeooo:paragraph-rsid="0008785c" style:font-size-asian="14pt" style:font-weight-asian="normal" style:font-size-complex="16pt" style:font-weight-complex="normal"/>
    </style:style>
    <style:style style:name="P94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95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96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6431a" officeooo:paragraph-rsid="0016431a" style:font-size-asian="14pt" style:font-weight-asian="normal" style:font-size-complex="16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747c3" officeooo:paragraph-rsid="001747c3" fo:background-color="transparent" style:font-size-asian="14pt" style:font-weight-asian="normal" style:font-size-complex="16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7c7fe" officeooo:paragraph-rsid="0027c7fe" style:font-size-asian="14pt" style:font-weight-asian="normal" style:font-size-complex="16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T1" style:family="text">
      <style:text-properties officeooo:rsid="0006c50f"/>
    </style:style>
    <style:style style:name="T2" style:family="text">
      <style:text-properties officeooo:rsid="0008785c"/>
    </style:style>
    <style:style style:name="T3" style:family="text">
      <style:text-properties officeooo:rsid="0008d737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8785c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8d737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dd7e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f901f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3cda6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6431a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6c50f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ec4c1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faf6f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d5e9f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2085f3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22c95d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4900f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16431a" fo:background-color="transparent" loext:char-shading-value="0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1747c3" fo:background-color="transparent" loext:char-shading-value="0" style:font-size-asian="14pt" style:font-weight-asian="normal" style:font-size-complex="16pt" style:font-weight-complex="normal"/>
    </style:style>
    <style:style style:name="T20" style:family="text">
      <style:text-properties fo:font-size="16pt" fo:font-weight="normal" officeooo:rsid="000dd7ee" fo:background-color="transparent" loext:char-shading-value="0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0f901f" fo:background-color="transparent" loext:char-shading-value="0" style:font-size-asian="14pt" style:font-weight-asian="normal" style:font-size-complex="16pt" style:font-weight-complex="normal"/>
    </style:style>
    <style:style style:name="T22" style:family="text">
      <style:text-properties fo:font-size="16pt" fo:font-weight="bold" style:font-size-asian="14pt" style:font-weight-asian="bold" style:font-size-complex="16pt" style:font-weight-complex="bold"/>
    </style:style>
    <style:style style:name="T23" style:family="text">
      <style:text-properties fo:font-size="16pt" fo:font-weight="bold" officeooo:rsid="0006c50f" style:font-size-asian="14pt" style:font-weight-asian="bold" style:font-size-complex="16pt" style:font-weight-complex="bold"/>
    </style:style>
    <style:style style:name="T24" style:family="text">
      <style:text-properties officeooo:rsid="000910a2"/>
    </style:style>
    <style:style style:name="T25" style:family="text">
      <style:text-properties officeooo:rsid="0009202a"/>
    </style:style>
    <style:style style:name="T26" style:family="text">
      <style:text-properties officeooo:rsid="000b163a"/>
    </style:style>
    <style:style style:name="T27" style:family="text">
      <style:text-properties officeooo:rsid="0013cda6"/>
    </style:style>
    <style:style style:name="T28" style:family="text">
      <style:text-properties officeooo:rsid="0016431a"/>
    </style:style>
    <style:style style:name="T29" style:family="text">
      <style:text-properties officeooo:rsid="00199e3f"/>
    </style:style>
    <style:style style:name="T30" style:family="text">
      <style:text-properties officeooo:rsid="0022c95d"/>
    </style:style>
    <style:style style:name="T31" style:family="text">
      <style:text-properties officeooo:rsid="002a6f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2"/>
      <text:p text:style-name="P2"/>
      <text:p text:style-name="P27"><text:span text:style-name="T1">1) </text:span>Написать все запросы в базу данных для приложения news-feed на SQL</text:p>
      <text:p text:style-name="P5"/>
      <text:p text:style-name="P4"><text:span text:style-name="T1">2) </text:span>Что такое CAP-теория? В чем заключаются ее принципы?</text:p>
      <text:p text:style-name="P3">Ответ:</text:p>
      <text:p text:style-name="P5">CAP-теорема — утверждение о том, ч<text:span text:style-name="T2">то в распределительных системах нельзя одновременно добиться трех свойств:</text:span></text:p>
      <text:list xml:id="list25777371" text:style-name="L1">
        <text:list-item>
          <text:p text:style-name="P84"><text:span text:style-name="T5">Consistency (Согласованность) — </text:span><text:span text:style-name="T6">означает, что любые изменения данных мгновенно распространяются между всеми узлами и только после этого запись изменений считается успешной. Таким образом все клиенты могут видеть изменения в один момент. Слово «Согласованность» говорит само за себя, то есть у разных узлов нет расхождений в данных, они согласованы между собой</text:span></text:p>
        </text:list-item>
        <text:list-item>
          <text:p text:style-name="P93">Availability (<text:span text:style-name="T3">Доступность</text:span>) — <text:span text:style-name="T24">все рабочие узлы всегда выполняют запросы и предоставляют ответы, не содержащий ошибок. Другими словами клиент всегда получит ответ, даже если один или несколько узлов недоступны.</text:span></text:p>
        </text:list-item>
        <text:list-item>
          <text:p text:style-name="P94">Partition tolerance (Устойчивость к разделению) — <text:span text:style-name="T24">система должна продолжать работать даже если соединение между двумя и более узлами потеряно/ осуществляется с большой задержкой</text:span></text:p>
        </text:list-item>
      </text:list>
      <text:p text:style-name="P62"/>
      <text:p text:style-name="P7">Теорема Брюера говорит о том, что одновременно можно обеспечить только две характеристики, поэтому существует 3 возможных комбинации этих характеристик <text:span text:style-name="T25">CA, AP, PC:</text:span></text:p>
      <text:list xml:id="list1984353517" text:style-name="L2">
        <text:list-item>
          <text:p text:style-name="P85">CA — фокус делается на высокой доступности и согласованности данных, в то время как будет проблема в сети, либо будет приостановлена обработка запросов( для поддержания согласован ости), либо запросы продолжат обрабатываться, но тогда пострадает согласованность данных</text:p>
        </text:list-item>
        <text:list-item>
          <text:p text:style-name="P95">AP — фокусе делается на доступности и устойчивости к разделению сети, но в таком случае теряет согласованность данных, т. к. запросы продолжают обрабатываться даже в случае <text:soft-page-break/>разделение сети. Обычно когда проблема устраняется узлы синхронизируются, но до этого момента они могут содержать разные версии. <text:span text:style-name="T26">Если приложение должно работать непрерывно, то такой способ наилучший.</text:span></text:p>
        </text:list-item>
        <text:list-item>
          <text:p text:style-name="P96">CP — фокус делается на согласованности данных и устойчивости к разделению сети, при этом исчезает доступность т. к. обработка запрос приостанавливается до устранения проблем. Такая комбинация характеристик нужна тогда, когда необходимо предотвратить ошибки во время прерванного соединения между узлами и несогласованности данных</text:p>
        </text:list-item>
      </text:list>
      <text:p text:style-name="P5"/>
      <text:p text:style-name="P4"><text:span text:style-name="T1">3) </text:span>Как создать транзакцию используя EF Core?</text:p>
      <text:p text:style-name="P3">Ответ:</text:p>
      <text:p text:style-name="P8">Чтобы создать транзакцию в EF Core есть несколько способов:</text:p>
      <text:p text:style-name="P34">1) Неявная транзакция, то есть при вызове SaveChanges() EF Core автоматически создает транзакцию;</text:p>
      <text:p text:style-name="P44">2) Явная транзакция с помощью DbContext.Database.BeginTransaction()</text:p>
      <text:p text:style-name="P44">Пример:</text:p>
      <text:p text:style-name="P66">var context = new MyDbContext()</text:p>
      <text:p text:style-name="P63">var transaction = context.Database.BeginTransaction()</text:p>
      <text:p text:style-name="P65">{</text:p>
      <text:p text:style-name="P68">context.Products.Add(new Product { Name = "Product 1" });</text:p>
      <text:p text:style-name="P69">context.SaveChanges();</text:p>
      <text:p text:style-name="P69"/>
      <text:p text:style-name="P69">context.Customers.Add(new Customer { Name = "Customer 1" });</text:p>
      <text:p text:style-name="P70">context.SaveChanges(); </text:p>
      <text:p text:style-name="P70"/>
      <text:p text:style-name="P70">// Если все успешно — коммитим</text:p>
      <text:p text:style-name="P69">transaction.Commit();</text:p>
      <text:p text:style-name="P65">}</text:p>
      <text:p text:style-name="P61">3) Транзакция с использованием TransactionScope</text:p>
      <text:p text:style-name="P45">Пример:</text:p>
      <text:p text:style-name="P67">using System.Transactions;</text:p>
      <text:p text:style-name="P64"/>
      <text:p text:style-name="P64">var connectionString = "Host=myserver;Username=user;Password=pass;Database=mydb";</text:p>
      <text:p text:style-name="P64"/>
      <text:p text:style-name="P64">using (var scope = new TransactionScope(</text:p>
      <text:p text:style-name="P64"><text:s text:c="4"/>TransactionScopeOption.Required,</text:p>
      <text:p text:style-name="P64"><text:s text:c="4"/>new TransactionOptions { IsolationLevel = IsolationLevel.ReadCommitted },</text:p>
      <text:p text:style-name="P64"><text:s text:c="4"/>TransactionScopeAsyncFlowOption.Enabled))</text:p>
      <text:p text:style-name="P64">{</text:p>
      <text:p text:style-name="P64"><text:s text:c="4"/>await using (var conn1 = new NpgsqlConnection(connectionString))</text:p>
      <text:p text:style-name="P64"><text:s text:c="4"/>await using (var conn2 = new NpgsqlConnection(connectionString))</text:p>
      <text:p text:style-name="P64"><text:s text:c="4"/>{</text:p>
      <text:p text:style-name="P64"><text:s text:c="8"/>await conn1.OpenAsync();</text:p>
      <text:p text:style-name="P64"><text:s text:c="8"/>await conn2.OpenAsync();</text:p>
      <text:p text:style-name="P64"/>
      <text:p text:style-name="P64"><text:s text:c="8"/>// Операции с разными соединениями в одной транзакции</text:p>
      <text:p text:style-name="P64"><text:s text:c="8"/>await using (var cmd1 = new NpgsqlCommand("INSERT...", conn1))</text:p>
      <text:p text:style-name="P64"><text:s text:c="8"/>await using (var cmd2 = new NpgsqlCommand("UPDATE...", conn2))</text:p>
      <text:p text:style-name="P64"><text:s text:c="8"/>{</text:p>
      <text:p text:style-name="P64"><text:s text:c="12"/>await cmd1.ExecuteNonQueryAsync();</text:p>
      <text:p text:style-name="P64"><text:s text:c="12"/>await cmd2.ExecuteNonQueryAsync();</text:p>
      <text:p text:style-name="P64"><text:s text:c="8"/>}</text:p>
      <text:p text:style-name="P64"><text:s text:c="4"/>}</text:p>
      <text:p text:style-name="P64"/>
      <text:p text:style-name="P64"><text:s text:c="4"/>scope.Complete();</text:p>
      <text:p text:style-name="P64">}</text:p>
      <text:p text:style-name="P28"/>
      <text:p text:style-name="P32">Другие способы создания транзакций</text:p>
      <text:p text:style-name="P48">1) С использованием Npgsql (низкоуровневый доступ)</text:p>
      <text:p text:style-name="P73">using Npgsql;</text:p>
      <text:p text:style-name="P78">var connectionString = "Host=myserver;Username=user;Password=pass;Database=mydb";</text:p>
      <text:p text:style-name="P78"/>
      <text:p text:style-name="P78">await using var conn = new NpgsqlConnection(connectionString);</text:p>
      <text:p text:style-name="P78">await conn.OpenAsync();</text:p>
      <text:p text:style-name="P78"/>
      <text:p text:style-name="P78">await using (var transaction = await conn.BeginTransactionAsync())</text:p>
      <text:p text:style-name="P78">{</text:p>
      <text:p text:style-name="P78"><text:s text:c="4"/>try</text:p>
      <text:p text:style-name="P78"><text:s text:c="4"/>{</text:p>
      <text:p text:style-name="P78"><text:s text:c="8"/>await using (var cmd = new NpgsqlCommand(</text:p>
      <text:p text:style-name="P78"><text:s text:c="12"/>"INSERT INTO products (name) VALUES ('Product 1')", </text:p>
      <text:p text:style-name="P78"><text:s text:c="12"/>conn, transaction))</text:p>
      <text:p text:style-name="P78"><text:s text:c="8"/>{</text:p>
      <text:p text:style-name="P78"><text:s text:c="12"/>await cmd.ExecuteNonQueryAsync();</text:p>
      <text:p text:style-name="P78"><text:s text:c="8"/>}</text:p>
      <text:p text:style-name="P78"/>
      <text:p text:style-name="P78"><text:s text:c="8"/>await using (var cmd = new NpgsqlCommand(</text:p>
      <text:p text:style-name="P78"><text:s text:c="12"/>"INSERT INTO customers (name) VALUES ('Customer 1')", </text:p>
      <text:p text:style-name="P78"><text:s text:c="12"/>conn, transaction))</text:p>
      <text:p text:style-name="P78"><text:s text:c="8"/>{</text:p>
      <text:p text:style-name="P78"><text:s text:c="12"/>await cmd.ExecuteNonQueryAsync();</text:p>
      <text:p text:style-name="P78"><text:s text:c="8"/>}</text:p>
      <text:p text:style-name="P78"/>
      <text:p text:style-name="P78"><text:s text:c="8"/>await transaction.CommitAsync();</text:p>
      <text:p text:style-name="P78"><text:s text:c="4"/>}</text:p>
      <text:p text:style-name="P78"><text:s text:c="4"/>catch</text:p>
      <text:p text:style-name="P78"><text:s text:c="4"/>{</text:p>
      <text:p text:style-name="P78"><text:s text:c="8"/>await transaction.RollbackAsync();</text:p>
      <text:p text:style-name="P78"><text:s text:c="8"/>throw;</text:p>
      <text:p text:style-name="P78"><text:s text:c="4"/>}</text:p>
      <text:p text:style-name="P78">}</text:p>
      <text:p text:style-name="P48"><text:soft-page-break/>2) С использованием Npgsql и Dapper с транзакциями</text:p>
      <text:p text:style-name="P74">using Dapper;</text:p>
      <text:p text:style-name="P77">using Npgsql;</text:p>
      <text:p text:style-name="P77"/>
      <text:p text:style-name="P77">var connectionString = "Host=myserver;Username=user;Password=pass;Database=mydb";</text:p>
      <text:p text:style-name="P77"/>
      <text:p text:style-name="P77">await using var connection = new NpgsqlConnection(connectionString);</text:p>
      <text:p text:style-name="P77">await connection.OpenAsync();</text:p>
      <text:p text:style-name="P77"/>
      <text:p text:style-name="P77">await using var transaction = await connection.BeginTransactionAsync();</text:p>
      <text:p text:style-name="P77">try</text:p>
      <text:p text:style-name="P77">{</text:p>
      <text:p text:style-name="P77"><text:s text:c="4"/>await connection.ExecuteAsync(</text:p>
      <text:p text:style-name="P77"><text:s text:c="8"/>"INSERT INTO products (name) VALUES (@Name)", </text:p>
      <text:p text:style-name="P77"><text:s text:c="8"/>new { Name = "Product 1" }, </text:p>
      <text:p text:style-name="P77"><text:s text:c="8"/>transaction);</text:p>
      <text:p text:style-name="P77"/>
      <text:p text:style-name="P77"><text:s text:c="4"/>await connection.ExecuteAsync(</text:p>
      <text:p text:style-name="P77"><text:s text:c="8"/>"INSERT INTO customers (name) VALUES (@Name)", </text:p>
      <text:p text:style-name="P77"><text:s text:c="8"/>new { Name = "Customer 1" }, </text:p>
      <text:p text:style-name="P77"><text:s text:c="8"/>transaction);</text:p>
      <text:p text:style-name="P77"/>
      <text:p text:style-name="P77"><text:s text:c="4"/>await transaction.CommitAsync();</text:p>
      <text:p text:style-name="P77">}</text:p>
      <text:p text:style-name="P77">catch</text:p>
      <text:p text:style-name="P77">{</text:p>
      <text:p text:style-name="P77"><text:s text:c="4"/>await transaction.RollbackAsync();</text:p>
      <text:p text:style-name="P77"><text:s text:c="4"/>throw;</text:p>
      <text:p text:style-name="P77">}</text:p>
      <text:p text:style-name="P31"><text:span text:style-name="T1">4) </text:span>Разница при использовании интерфейсов IEnumerable и IQuaryable для выборки данных из БД</text:p>
      <text:p text:style-name="P3">Ответ:</text:p>
      <text:p text:style-name="P17"><text:span text:style-name="T7">Интерфейс IEnumerable — это базовый интерфейс для всех не универсальных коллекций который позволяет выполнять итерацию по коллекциям. </text:span><text:span text:style-name="T8">Находятся в пространстве имен System.Collections.Generic. Определяет метод GetEnumerator() этот метод возвращает I</text:span><text:span text:style-name="T9">E</text:span><text:span text:style-name="T8">numerator, который используется для последовательного перебора элементов в коллекции </text:span></text:p>
      <text:p text:style-name="P18"><text:span text:style-name="T8">З</text:span><text:span text:style-name="T4">апрос предоставленный объектом IEnumerable выполняет немедленно и полностью</text:span></text:p>
      <text:p text:style-name="P9">Особенности:</text:p>
      <text:p text:style-name="P35">1) Поддерживает отложенное выполнение;</text:p>
      <text:p text:style-name="P46">2) Работает с данными в памяти;</text:p>
      <text:p text:style-name="P47">3) Ленивое выполнение (Lazy Evaluation) — некоторые операции;</text:p>
      <text:p text:style-name="P97">4) Все операции выполняются на стороне клиента;</text:p>
      <text:p text:style-name="P59"><text:span text:style-name="T10">5</text:span><text:span text:style-name="T4">) Подходит для работы с локальными коллекциями.</text:span></text:p>
      <text:p text:style-name="P47"/>
      <text:p text:style-name="P9">Интерфейс IQueryable — <text:span text:style-name="T27">интерфейс, </text:span>наследуется от IEnumerable и добавляет возможность выполнения запросов к удаленным источникам данных. <text:span text:style-name="T27">Находиться в пространстве имен System.Linq. Позволяет перемещаться по данным как в прямом порядке от начала до конца, так и в обратном. </text:span></text:p>
      <text:p text:style-name="P10">Особенности:</text:p>
      <text:p text:style-name="P36">1) Поддерживает построение выражений запросов (expression trees);</text:p>
      <text:p text:style-name="P49">2) Преобразует <text:span text:style-name="T28">LINQ-запросы в специфичный для поставщиков язык запросов (например SQL)</text:span></text:p>
      <text:p text:style-name="P97">3) Операции выполняются на стороне сервера БД.</text:p>
      <text:p text:style-name="P59"><text:span text:style-name="T10">4</text:span><text:span text:style-name="T4">) Подходит для работы с БД через ORM(например, Entity Framework)</text:span></text:p>
      <table:table table:name="Таблица1" table:style-name="Таблица1">
        <table:table-column table:style-name="Таблица1.A" table:number-columns-repeated="3"/>
        <table:table-row table:style-name="TableLine93980763514720">
          <table:table-cell table:style-name="Таблица1.A1" office:value-type="string">
            <text:p text:style-name="P83">Характеристика</text:p>
          </table:table-cell>
          <table:table-cell table:style-name="Таблица1.A1" office:value-type="string">
            <text:p text:style-name="P82">IEnumerable</text:p>
          </table:table-cell>
          <table:table-cell table:style-name="Таблица1.C1" office:value-type="string">
            <text:p text:style-name="P82">IQueryable</text:p>
          </table:table-cell>
        </table:table-row>
        <table:table-row table:style-name="TableLine93980763577760">
          <table:table-cell table:style-name="Таблица1.A2" office:value-type="string">
            <text:p text:style-name="P83">Место выполнения</text:p>
          </table:table-cell>
          <table:table-cell table:style-name="Таблица1.A2" office:value-type="string">
            <text:p text:style-name="P83">В памяти приложения (клиентка сторона)</text:p>
          </table:table-cell>
          <table:table-cell table:style-name="Таблица1.C2" office:value-type="string">
            <text:p text:style-name="P83">На сервере БД</text:p>
          </table:table-cell>
        </table:table-row>
        <table:table-row table:style-name="TableLine93980763579248">
          <table:table-cell table:style-name="Таблица1.A2" office:value-type="string">
            <text:p text:style-name="P83">Оптимизация запросов</text:p>
          </table:table-cell>
          <table:table-cell table:style-name="Таблица1.A2" office:value-type="string">
            <text:p text:style-name="P83">Нет (получает все данные)</text:p>
          </table:table-cell>
          <table:table-cell table:style-name="Таблица1.C2" office:value-type="string">
            <text:p text:style-name="P83">Да (строит эффективные </text:p>
            <text:p text:style-name="P83">SQL-запросы)</text:p>
          </table:table-cell>
        </table:table-row>
        <table:table-row table:style-name="TableLine93980763580048">
          <table:table-cell table:style-name="Таблица1.A2" office:value-type="string">
            <text:p text:style-name="P83">Поддержка отложенного выполнения</text:p>
          </table:table-cell>
          <table:table-cell table:style-name="Таблица1.A2" office:value-type="string">
            <text:p text:style-name="P83">Да, но после создания</text:p>
          </table:table-cell>
          <table:table-cell table:style-name="Таблица1.C2" office:value-type="string">
            <text:p text:style-name="P83">Да, вплоть до <text:s/>выполнения на сервере</text:p>
          </table:table-cell>
        </table:table-row>
        <table:table-row table:style-name="TableLine93980763580976">
          <table:table-cell table:style-name="Таблица1.A5" office:value-type="string">
            <text:p text:style-name="P83">Использование</text:p>
          </table:table-cell>
          <table:table-cell table:style-name="Таблица1.A5" office:value-type="string">
            <text:p text:style-name="P83">Локальные коллекции</text:p>
          </table:table-cell>
          <table:table-cell table:style-name="Таблица1.C5" office:value-type="string">
            <text:p text:style-name="P83">Работа с БД через ORM</text:p>
          </table:table-cell>
        </table:table-row>
      </table:table>
      <text:p text:style-name="P30"/>
      <text:p text:style-name="P19">Дополнительная информация</text:p>
      <text:p text:style-name="P20"><text:span text:style-name="T18">Ленивое выполнение (Lazy Evaluation) — это стратегия, при которой выполнение откладывается до момента, когда результат действительно необходим. </text:span><text:span text:style-name="T19">Могут использовать интерфейсы </text:span><text:span text:style-name="T20">IEnumerable</text:span><text:span text:style-name="T19"> </text:span><text:span text:style-name="T21">IQueryable, </text:span><text:span text:style-name="T19">класс Lazy и yield return</text:span></text:p>
      <text:p text:style-name="P104">Жадное выполнение (Eager Evaluation) — это стратегия, при которой выполнение происходит сразу, в момент их определения, а не откладывается до момента когда результат нужен</text:p>
      <text:p text:style-name="P5"/>
      <text:p text:style-name="P4"><text:span text:style-name="T1">5) </text:span>Что такое миграции базы данных, зачем они нужны? Как их добавить в серверное приложение на ASP.NET?</text:p>
      <text:p text:style-name="P3">Ответ:</text:p>
      <text:p text:style-name="P11">Миграции БД — это способ управления структурой БД с помощью кода. Позволяет контролировать изменения, автоматизировать обновления БД, обеспечивать согласованность данных и откатывать изменения </text:p>
      <text:p text:style-name="P11"/>
      <text:p text:style-name="P33">Миграции нужны для:</text:p>
      <text:p text:style-name="P39">Синхронизация кода и БД — если модель меняется в коде, то модель должна меняться в БД;</text:p>
      <text:p text:style-name="P52">Командная работа - </text:p>
      <text:p text:style-name="P52">Автоматизация развертывания - </text:p>
      <text:p text:style-name="P11">Чтобы начать работу с миграциями нужно добавить несколько библиотек:</text:p>
      <text:p text:style-name="P37">1) Microsoft.EntityFrameworkCore</text:p>
      <text:p text:style-name="P50">2) Npgsql.EntityFrameworkCore.PostgreSQL</text:p>
      <text:p text:style-name="P50">3) Microsoft.EntityFrameworkCore.Design;</text:p>
      <text:p text:style-name="P11">Далее для работы необходимо добавить DbContex</text:p>
      <text:p text:style-name="P38">using Microsoft.EntityFrameworkCore;</text:p>
      <text:p text:style-name="P51"/>
      <text:p text:style-name="P86">public class AppDbContext : DbContext</text:p>
      <text:p text:style-name="P80">{</text:p>
      <text:p text:style-name="P72">public AppDbContext(DbContextOptions&lt;AppDbContext&gt; options) : base(options) {}</text:p>
      <text:p text:style-name="P75">public DbSet&lt;User&gt; Users { get; set; }</text:p>
      <text:p text:style-name="P79">}</text:p>
      <text:p text:style-name="P81"/>
      <text:p text:style-name="P12">Команды для работы с миграцией:</text:p>
      <text:p text:style-name="P87">dotnet ef migrations add name_migrations — создаст папку Migrations с файлами миграцией;</text:p>
      <text:p text:style-name="P58">dotnet ef database update <text:span text:style-name="T29">name_migrations — применяет миграцию к БД;</text:span></text:p>
      <text:p text:style-name="P58">dotnet ef migrations remove — <text:span text:style-name="T29">удаление последней миграции</text:span></text:p>
      <text:p text:style-name="P4"/>
      <text:p text:style-name="P14">Метод EnsureCreated() проверяет существует ли БД и создает ее, если она отсутствует. Это синхронный метод, также есть асинхронная версия EnsureCreatedAsync()</text:p>
      <text:p text:style-name="P14">Метод EnsureDeleted() удаляет базу данных, если она существует. Также имеется асинхронная версия EnsureDeletedAsync(). </text:p>
      <text:p text:style-name="P31"><text:span text:style-name="T1">6) </text:span>В каких файлах и форматах хранятся конфигурации приложения?</text:p>
      <text:p text:style-name="P3">Ответ:</text:p>
      <text:p text:style-name="P13">Конфигурации могут храниться в разных форматах и файлах к примеру:</text:p>
      <text:p text:style-name="P40">JSON — наиболее современный и рекомендуемый</text:p>
      <text:p text:style-name="P53">XML — устаревший, но поддерживается</text:p>
      <text:p text:style-name="P53">INI — редко, но возможно</text:p>
      <text:p text:style-name="P53">.ENV — переменное окружение.</text:p>
      <text:p text:style-name="P56"/>
      <text:p text:style-name="P4"><text:span text:style-name="T1">7) </text:span>Как использовать разные окружения (TEST, DEVELOPMENT, PRODUCTION)?</text:p>
      <text:p text:style-name="P3">Ответ:</text:p>
      <text:p text:style-name="P21"><text:span text:style-name="T11">В ASP.NET предоставлен интерфейс IwebHostEnvironment. </text:span><text:span text:style-name="T12">С помощью этого интерфейса мы можем получить информацию об окружение:</text:span></text:p>
      <text:p text:style-name="P88">ApllicationName — хранит имя приложения;</text:p>
      <text:p text:style-name="P98">EnvironmentName — хранит название среды;</text:p>
      <text:p text:style-name="P98">ContentRootPath — хранит путь к корневой папке приложения;</text:p>
      <text:p text:style-name="P98">WebRootPath — хранит путь к папке, в которой хранится статический контент приложения. По умолчанию храниться в wwwroot</text:p>
      <text:p text:style-name="P98">ContentRootFileProvider — возвращает реализацию интерфейса Microsoft.AspNetCore.FileProviders.IFileProvider</text:p>
      <text:p text:style-name="P60"><text:span text:style-name="T4">WebRootFileProvider — </text:span><text:span text:style-name="T13">возвращает реализацию интерфейса Microsoft.AspNetCore.FileProvider</text:span></text:p>
      <text:p text:style-name="P23"><text:span text:style-name="T14">Т</text:span><text:span text:style-name="T15">акже есть методы расширения, которые позволяют использовать нужные участки кода:</text:span></text:p>
      <text:p text:style-name="P41">IsEnvironment(string name) — если имя среды совпадает, то возвращает True;</text:p>
      <text:p text:style-name="P99">IsDevelopment() - возвращает True, если имя среды Development;</text:p>
      <text:p text:style-name="P99">IsStaging() - возвращает True, если имя среды Staging;</text:p>
      <text:p text:style-name="P99">IsProduction() - возвращает True, если имя среды Production;</text:p>
      <text:p text:style-name="P22"><text:span text:style-name="T14">Б</text:span><text:span text:style-name="T13">ывают 2 основных сервера на которых запускается проект IISExpress и Kestrel</text:span></text:p>
      <text:p text:style-name="P15"><text:soft-page-break/>Для того, чтобы устанавливать переменное окружение есть несколько способов:</text:p>
      <text:p text:style-name="P41">1) Через командную строку</text:p>
      <text:p text:style-name="P71">1.1) export ASPNETCORE_ENVIRONMENT=Production<text:tab/><text:tab/># для Linux/macOS</text:p>
      <text:p text:style-name="P76">1.2) set ASPNETCORE_ENVIRONMENT=Production<text:tab/><text:tab/><text:tab/># для Windows (cmd)</text:p>
      <text:p text:style-name="P54">2) Через конфигурационный файл launchSettings.json</text:p>
      <text:p text:style-name="P16">Процесс выбора переменных окружения:</text:p>
      <text:p text:style-name="P42">1) Сначала будет прочитан appsettings.json — базовая конфигурация;</text:p>
      <text:p text:style-name="P55">2) Затем файл с соответствующем окружением appsettings.{ENV}.json, при этом общие ключи будут перезаписаны</text:p>
      <text:p text:style-name="P55">3) <text:span text:style-name="T30">Будет выполняться код исходя из выбранного окружения.</text:span></text:p>
      <text:p text:style-name="P16"/>
      <text:p text:style-name="P4"><text:span text:style-name="T1">8) </text:span>Что такое промежуточные обработчики (Middleware)? Как можно подключить собственный промежуточный обработчик в проект?</text:p>
      <text:p text:style-name="P3">Ответ:</text:p>
      <text:p text:style-name="P24"><text:span text:style-name="T16">Middleware (промежуточный слой в C#) - это фрагмент кода находящийся в контейнере приложения, используемый для обработки запросов и ответов. </text:span><text:span text:style-name="T17">Они выполняются последовательно, как цепочка (pipeline), и могут модифицировать запрос или ответ, добавлять логирование, аутентификацию и т. п.</text:span></text:p>
      <text:p text:style-name="P25"><text:span text:style-name="T17">К</text:span><text:span text:style-name="T4">ак работает Middleware:</text:span></text:p>
      <text:p text:style-name="P90">1) Запрос поступает в первый Middleware;</text:p>
      <text:p text:style-name="P100">2) Каждый Middleware решает:</text:p>
      <text:p text:style-name="P108">2.1) Обработать запрос;</text:p>
      <text:p text:style-name="P109">2.2) Вызвать следующий Middleware</text:p>
      <text:p text:style-name="P109">2.3) Завершить конвейер</text:p>
      <text:p text:style-name="P100">3) После прохождения всех Middleware запрос достигает Endpoint, и ответ идет обратно через Middleware в обратном порядке</text:p>
      <text:p text:style-name="P29"><text:soft-page-break/>Для подключения Middleware есть несколько способов:</text:p>
      <text:p text:style-name="P43">1) Inline Middleware</text:p>
      <text:p text:style-name="P57">2) Класс Middleware</text:p>
      <text:p text:style-name="P57"/>
      <text:p text:style-name="P105">Для добавления Middleware в контейнер <text:span text:style-name="T31">есть такие способы:</text:span></text:p>
      <text:p text:style-name="P91">1) Use — добавляет Middleware, который может обработать запрос и передать управление следующему Middleware через _next;</text:p>
      <text:p text:style-name="P101">2) Run — добавляет терминальный middleware, который завершает цепочку без _next;</text:p>
      <text:p text:style-name="P101">3) Map</text:p>
      <text:p text:style-name="P101">4) MapWhen</text:p>
      <text:p text:style-name="P101">5) UseWhen</text:p>
      <text:p text:style-name="P107">Встроенные Middleware:</text:p>
      <text:p text:style-name="P92">1) UseAuthentication()</text:p>
      <text:p text:style-name="P103">2) UseAuthorization()</text:p>
      <text:p text:style-name="P103">3) UseStaticFiles()</text:p>
      <text:p text:style-name="P103">4) UseHttpsRedirection()</text:p>
      <text:p text:style-name="P106"/>
      <text:p text:style-name="P26"><text:span text:style-name="T23">9) </text:span><text:span text:style-name="T22">Что такое JWT? Как использовать JWT?</text:span></text:p>
      <text:p text:style-name="P3">Ответ:</text:p>
      <text:p text:style-name="P5"/>
      <text:p text:style-name="P4"><text:span text:style-name="T1">10) </text:span>Что такое ExceptionFilters? Как можно создать ExceptionFilter, и как его можно использовать? Что такое Глобальный обработчик исключений? Как можно создать Глобальный обработчик исключений, и как его можно использовать? В чем разница между Глобальным обработчиком исключений и ExceptionFilters</text:p>
      <text:p text:style-name="P3">Ответ:</text:p>
      <text:p text:style-name="P5"/>
      <text:p text:style-name="P4"><text:soft-page-break/><text:span text:style-name="T1">11) </text:span>Что такое Interceptors? В каком случае Interceptors могут применяться?</text:p>
      <text:p text:style-name="P3">Ответ:</text:p>
      <text:p text:style-name="P6"/>
      <text:p text:style-name="P4"><text:span text:style-name="T1">12) </text:span>Как можно подключить SSL в проект? Что это дает?</text:p>
      <text:p text:style-name="P3">Ответ:</text:p>
      <text:p text:style-name="P5"/>
      <text:p text:style-name="P4"><text:span text:style-name="T1">13) </text:span>Как можно загрузить файлы на сервер? Как можно работать с Multipart / FormData в ASP.NET? Как сохранить файлы на диск?</text:p>
      <text:p text:style-name="P3">Ответ:</text:p>
      <text:p text:style-name="P5"/>
      <text:p text:style-name="P4"><text:span text:style-name="T1">14) </text:span>Как можно раздать статичные файлы при помощи ASP.NET?</text:p>
      <text:p text:style-name="P3">Ответ:</text:p>
      <text:p text:style-name="P5"/>
      <text:p text:style-name="P4"><text:span text:style-name="T1">15) </text:span>Что такое микросервисы? В чем их минусы и плюсы? Отличия от монолитной архитектуры.</text:p>
      <text:p text:style-name="P3">Ответ:</text:p>
      <text:p text:style-name="P5"/>
      <text:p text:style-name="P4"><text:span text:style-name="T1">16) </text:span>Что такое unit-тестирование? Что такое integration-тестирование? Какие инструменты можно использовать в C# для написания тестов?</text:p>
      <text:p text:style-name="P3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14:31:49.117088414</meta:creation-date>
    <meta:generator>LibreOffice/6.4.7.2$Linux_X86_64 LibreOffice_project/40$Build-2</meta:generator>
    <dc:date>2025-07-18T17:16:25.311356061</dc:date>
    <meta:editing-duration>PT2H21M9S</meta:editing-duration>
    <meta:editing-cycles>7</meta:editing-cycles>
    <meta:document-statistic meta:table-count="1" meta:image-count="0" meta:object-count="0" meta:page-count="12" meta:paragraph-count="236" meta:word-count="1536" meta:character-count="12588" meta:non-whitespace-character-count="10896"/>
  </office:meta>
</office:document-meta>
</file>